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a996f" officeooo:paragraph-rsid="003a996f"/>
    </style:style>
    <style:style style:name="P2" style:family="paragraph" style:parent-style-name="Standard">
      <style:paragraph-properties fo:text-align="start" style:justify-single-word="false"/>
      <style:text-properties officeooo:rsid="003af34f" officeooo:paragraph-rsid="003af34f"/>
    </style:style>
    <style:style style:name="P3" style:family="paragraph" style:parent-style-name="Standard">
      <style:paragraph-properties fo:text-align="start" style:justify-single-word="false"/>
      <style:text-properties officeooo:rsid="003d4258" officeooo:paragraph-rsid="003d4258"/>
    </style:style>
    <style:style style:name="P4" style:family="paragraph" style:parent-style-name="Standard">
      <style:paragraph-properties fo:text-align="start" style:justify-single-word="false"/>
      <style:text-properties officeooo:rsid="003d4258" officeooo:paragraph-rsid="0049d8b8"/>
    </style:style>
    <style:style style:name="P5" style:family="paragraph" style:parent-style-name="Standard">
      <style:paragraph-properties fo:text-align="start" style:justify-single-word="false"/>
      <style:text-properties officeooo:rsid="003ffbba" officeooo:paragraph-rsid="003ffbba"/>
    </style:style>
    <style:style style:name="P6" style:family="paragraph" style:parent-style-name="Standard">
      <style:paragraph-properties fo:text-align="start" style:justify-single-word="false"/>
      <style:text-properties officeooo:rsid="0040cca9" officeooo:paragraph-rsid="0040cca9"/>
    </style:style>
    <style:style style:name="P7" style:family="paragraph" style:parent-style-name="Standard">
      <style:paragraph-properties fo:text-align="start" style:justify-single-word="false"/>
      <style:text-properties officeooo:rsid="00484ab3" officeooo:paragraph-rsid="00484ab3"/>
    </style:style>
    <style:style style:name="P8" style:family="paragraph" style:parent-style-name="Standard">
      <style:paragraph-properties fo:text-align="start" style:justify-single-word="false"/>
      <style:text-properties officeooo:rsid="004abfe7" officeooo:paragraph-rsid="004abfe7"/>
    </style:style>
    <style:style style:name="P9" style:family="paragraph" style:parent-style-name="Standard">
      <style:paragraph-properties fo:text-align="start" style:justify-single-word="false"/>
      <style:text-properties officeooo:rsid="004d139e" officeooo:paragraph-rsid="004d139e"/>
    </style:style>
    <style:style style:name="P10" style:family="paragraph" style:parent-style-name="Standard">
      <style:paragraph-properties fo:text-align="start" style:justify-single-word="false"/>
      <style:text-properties officeooo:rsid="0052a037" officeooo:paragraph-rsid="00547071"/>
    </style:style>
    <style:style style:name="P11" style:family="paragraph" style:parent-style-name="Standard">
      <style:paragraph-properties fo:text-align="start" style:justify-single-word="false"/>
      <style:text-properties officeooo:rsid="0052a037" officeooo:paragraph-rsid="006cf13a"/>
    </style:style>
    <style:style style:name="P12" style:family="paragraph" style:parent-style-name="Standard">
      <style:paragraph-properties fo:text-align="start" style:justify-single-word="false"/>
      <style:text-properties officeooo:rsid="00547071" officeooo:paragraph-rsid="00547071"/>
    </style:style>
    <style:style style:name="P13" style:family="paragraph" style:parent-style-name="Standard">
      <style:paragraph-properties fo:text-align="start" style:justify-single-word="false"/>
      <style:text-properties officeooo:rsid="0054af7b" officeooo:paragraph-rsid="0054af7b"/>
    </style:style>
    <style:style style:name="P14" style:family="paragraph" style:parent-style-name="Standard">
      <style:paragraph-properties fo:text-align="start" style:justify-single-word="false"/>
      <style:text-properties officeooo:rsid="00568f25" officeooo:paragraph-rsid="00568f25"/>
    </style:style>
    <style:style style:name="P15" style:family="paragraph" style:parent-style-name="Standard">
      <style:paragraph-properties fo:text-align="start" style:justify-single-word="false"/>
      <style:text-properties officeooo:rsid="0056af34" officeooo:paragraph-rsid="0056af34"/>
    </style:style>
    <style:style style:name="P16" style:family="paragraph" style:parent-style-name="Standard">
      <style:paragraph-properties fo:text-align="start" style:justify-single-word="false"/>
      <style:text-properties officeooo:rsid="00605a9c" officeooo:paragraph-rsid="0065e654"/>
    </style:style>
    <style:style style:name="P17" style:family="paragraph" style:parent-style-name="Standard">
      <style:paragraph-properties fo:text-align="start" style:justify-single-word="false"/>
      <style:text-properties officeooo:rsid="00605a9c" officeooo:paragraph-rsid="0056af34"/>
    </style:style>
    <style:style style:name="P18" style:family="paragraph" style:parent-style-name="Standard">
      <style:paragraph-properties fo:text-align="start" style:justify-single-word="false"/>
      <style:text-properties officeooo:rsid="00605a9c" officeooo:paragraph-rsid="007ee008"/>
    </style:style>
    <style:style style:name="P19" style:family="paragraph" style:parent-style-name="Standard">
      <style:paragraph-properties fo:text-align="start" style:justify-single-word="false"/>
      <style:text-properties officeooo:rsid="00620af7" officeooo:paragraph-rsid="00620af7"/>
    </style:style>
    <style:style style:name="P20" style:family="paragraph" style:parent-style-name="Standard">
      <style:paragraph-properties fo:text-align="start" style:justify-single-word="false"/>
      <style:text-properties officeooo:rsid="0063efa5" officeooo:paragraph-rsid="0063efa5"/>
    </style:style>
    <style:style style:name="P21" style:family="paragraph" style:parent-style-name="Standard">
      <style:paragraph-properties fo:text-align="start" style:justify-single-word="false"/>
      <style:text-properties officeooo:rsid="00675741" officeooo:paragraph-rsid="00675741"/>
    </style:style>
    <style:style style:name="P22" style:family="paragraph" style:parent-style-name="Standard">
      <style:paragraph-properties fo:text-align="start" style:justify-single-word="false"/>
      <style:text-properties officeooo:rsid="00682b20" officeooo:paragraph-rsid="00682b20"/>
    </style:style>
    <style:style style:name="P23" style:family="paragraph" style:parent-style-name="Standard">
      <style:paragraph-properties fo:text-align="start" style:justify-single-word="false"/>
      <style:text-properties officeooo:rsid="00732ce3" officeooo:paragraph-rsid="00732ce3"/>
    </style:style>
    <style:style style:name="P24" style:family="paragraph" style:parent-style-name="Standard">
      <style:paragraph-properties fo:text-align="start" style:justify-single-word="false"/>
      <style:text-properties officeooo:rsid="006acf5c" officeooo:paragraph-rsid="006acf5c"/>
    </style:style>
    <style:style style:name="P25" style:family="paragraph" style:parent-style-name="Standard">
      <style:paragraph-properties fo:text-align="start" style:justify-single-word="false"/>
      <style:text-properties officeooo:rsid="0073770c" officeooo:paragraph-rsid="0073770c"/>
    </style:style>
    <style:style style:name="P26" style:family="paragraph" style:parent-style-name="Standard">
      <style:paragraph-properties fo:text-align="start" style:justify-single-word="false"/>
      <style:text-properties officeooo:rsid="007910f9" officeooo:paragraph-rsid="007910f9"/>
    </style:style>
    <style:style style:name="P27" style:family="paragraph" style:parent-style-name="Standard">
      <style:paragraph-properties fo:text-align="start" style:justify-single-word="false"/>
      <style:text-properties officeooo:rsid="007a6102" officeooo:paragraph-rsid="007a6102"/>
    </style:style>
    <style:style style:name="P28" style:family="paragraph" style:parent-style-name="Standard">
      <style:paragraph-properties fo:text-align="start" style:justify-single-word="false"/>
      <style:text-properties officeooo:rsid="007c33d0" officeooo:paragraph-rsid="007f7693"/>
    </style:style>
    <style:style style:name="P29" style:family="paragraph" style:parent-style-name="Standard">
      <style:paragraph-properties fo:text-align="start" style:justify-single-word="false"/>
      <style:text-properties officeooo:rsid="007c33d0" officeooo:paragraph-rsid="00afaf4b"/>
    </style:style>
    <style:style style:name="P30" style:family="paragraph" style:parent-style-name="Standard">
      <style:paragraph-properties fo:text-align="start" style:justify-single-word="false"/>
      <style:text-properties officeooo:rsid="007ee008" officeooo:paragraph-rsid="007ee008"/>
    </style:style>
    <style:style style:name="P31" style:family="paragraph" style:parent-style-name="Standard">
      <style:paragraph-properties fo:text-align="start" style:justify-single-word="false"/>
      <style:text-properties officeooo:rsid="0081d334" officeooo:paragraph-rsid="0081d334"/>
    </style:style>
    <style:style style:name="P32" style:family="paragraph" style:parent-style-name="Standard">
      <style:paragraph-properties fo:text-align="start" style:justify-single-word="false"/>
      <style:text-properties officeooo:rsid="007d9615" officeooo:paragraph-rsid="00872a6e"/>
    </style:style>
    <style:style style:name="P33" style:family="paragraph" style:parent-style-name="Standard">
      <style:paragraph-properties fo:text-align="start" style:justify-single-word="false"/>
      <style:text-properties officeooo:rsid="007d9615" officeooo:paragraph-rsid="0065e654"/>
    </style:style>
    <style:style style:name="P34" style:family="paragraph" style:parent-style-name="Standard">
      <style:paragraph-properties fo:text-align="start" style:justify-single-word="false"/>
      <style:text-properties officeooo:rsid="00872a6e" officeooo:paragraph-rsid="00872a6e"/>
    </style:style>
    <style:style style:name="P35" style:family="paragraph" style:parent-style-name="Standard">
      <style:paragraph-properties fo:text-align="start" style:justify-single-word="false"/>
      <style:text-properties officeooo:rsid="00872a6e" officeooo:paragraph-rsid="00894054"/>
    </style:style>
    <style:style style:name="P36" style:family="paragraph" style:parent-style-name="Standard">
      <style:paragraph-properties fo:text-align="start" style:justify-single-word="false"/>
      <style:text-properties officeooo:rsid="00872a6e" officeooo:paragraph-rsid="00ac9886"/>
    </style:style>
    <style:style style:name="P37" style:family="paragraph" style:parent-style-name="Standard">
      <style:paragraph-properties fo:text-align="start" style:justify-single-word="false"/>
      <style:text-properties officeooo:rsid="008b1afb" officeooo:paragraph-rsid="008b1afb"/>
    </style:style>
    <style:style style:name="P38" style:family="paragraph" style:parent-style-name="Standard">
      <style:paragraph-properties fo:text-align="start" style:justify-single-word="false"/>
      <style:text-properties officeooo:rsid="008f961c" officeooo:paragraph-rsid="008f961c"/>
    </style:style>
    <style:style style:name="P39" style:family="paragraph" style:parent-style-name="Standard">
      <style:paragraph-properties fo:text-align="start" style:justify-single-word="false"/>
      <style:text-properties officeooo:paragraph-rsid="00c90dff"/>
    </style:style>
    <style:style style:name="P40" style:family="paragraph" style:parent-style-name="Standard">
      <style:paragraph-properties fo:text-align="start" style:justify-single-word="false"/>
      <style:text-properties officeooo:paragraph-rsid="008db250"/>
    </style:style>
    <style:style style:name="P41" style:family="paragraph" style:parent-style-name="Standard">
      <style:paragraph-properties fo:text-align="start" style:justify-single-word="false"/>
      <style:text-properties officeooo:rsid="0085e17f" officeooo:paragraph-rsid="0085e17f"/>
    </style:style>
    <style:style style:name="P42" style:family="paragraph" style:parent-style-name="Standard">
      <style:paragraph-properties fo:text-align="start" style:justify-single-word="false"/>
      <style:text-properties officeooo:rsid="009a47a9" officeooo:paragraph-rsid="009a47a9"/>
    </style:style>
    <style:style style:name="P43" style:family="paragraph" style:parent-style-name="Standard">
      <style:paragraph-properties fo:text-align="start" style:justify-single-word="false"/>
      <style:text-properties officeooo:rsid="009ac07d" officeooo:paragraph-rsid="009ad44f"/>
    </style:style>
    <style:style style:name="P44" style:family="paragraph" style:parent-style-name="Standard">
      <style:paragraph-properties fo:text-align="start" style:justify-single-word="false"/>
      <style:text-properties officeooo:rsid="009ac07d" officeooo:paragraph-rsid="00b54a93"/>
    </style:style>
    <style:style style:name="P45" style:family="paragraph" style:parent-style-name="Standard">
      <style:paragraph-properties fo:text-align="start" style:justify-single-word="false"/>
      <style:text-properties officeooo:rsid="00aa6449" officeooo:paragraph-rsid="00aa6449"/>
    </style:style>
    <style:style style:name="P46" style:family="paragraph" style:parent-style-name="Standard">
      <style:paragraph-properties fo:text-align="start" style:justify-single-word="false"/>
      <style:text-properties officeooo:rsid="00aafc84" officeooo:paragraph-rsid="00aafc84"/>
    </style:style>
    <style:style style:name="P47" style:family="paragraph" style:parent-style-name="Standard">
      <style:paragraph-properties fo:text-align="start" style:justify-single-word="false"/>
      <style:text-properties officeooo:rsid="00b2687f" officeooo:paragraph-rsid="00b2687f"/>
    </style:style>
    <style:style style:name="P48" style:family="paragraph" style:parent-style-name="Standard">
      <style:paragraph-properties fo:text-align="start" style:justify-single-word="false"/>
      <style:text-properties officeooo:rsid="00b27b15" officeooo:paragraph-rsid="00b27b15"/>
    </style:style>
    <style:style style:name="P49" style:family="paragraph" style:parent-style-name="Standard">
      <style:paragraph-properties fo:text-align="start" style:justify-single-word="false"/>
      <style:text-properties officeooo:rsid="00b27b15" officeooo:paragraph-rsid="00b96d1a"/>
    </style:style>
    <style:style style:name="P50" style:family="paragraph" style:parent-style-name="Standard">
      <style:paragraph-properties fo:text-align="start" style:justify-single-word="false"/>
      <style:text-properties officeooo:rsid="00b727b1" officeooo:paragraph-rsid="00b727b1"/>
    </style:style>
    <style:style style:name="P51" style:family="paragraph" style:parent-style-name="Standard">
      <style:paragraph-properties fo:text-align="start" style:justify-single-word="false"/>
      <style:text-properties officeooo:rsid="00bc01e8" officeooo:paragraph-rsid="00cd62fe"/>
    </style:style>
    <style:style style:name="P52" style:family="paragraph" style:parent-style-name="Standard">
      <style:paragraph-properties fo:text-align="start" style:justify-single-word="false"/>
      <style:text-properties officeooo:rsid="00bee4e5" officeooo:paragraph-rsid="00bee4e5"/>
    </style:style>
    <style:style style:name="P53" style:family="paragraph" style:parent-style-name="Standard">
      <style:paragraph-properties fo:text-align="start" style:justify-single-word="false"/>
      <style:text-properties officeooo:rsid="00c22500" officeooo:paragraph-rsid="00c22500"/>
    </style:style>
    <style:style style:name="P54" style:family="paragraph" style:parent-style-name="Standard">
      <style:paragraph-properties fo:text-align="start" style:justify-single-word="false"/>
      <style:text-properties officeooo:rsid="00c4442f" officeooo:paragraph-rsid="00c4442f"/>
    </style:style>
    <style:style style:name="P55" style:family="paragraph" style:parent-style-name="Standard">
      <style:paragraph-properties fo:text-align="start" style:justify-single-word="false"/>
      <style:text-properties officeooo:rsid="00c9932e" officeooo:paragraph-rsid="00c9932e"/>
    </style:style>
    <style:style style:name="P56" style:family="paragraph" style:parent-style-name="Standard">
      <style:paragraph-properties fo:text-align="start" style:justify-single-word="false"/>
      <style:text-properties officeooo:rsid="00cafe12" officeooo:paragraph-rsid="00cafe12"/>
    </style:style>
    <style:style style:name="P57" style:family="paragraph" style:parent-style-name="Standard">
      <style:paragraph-properties fo:text-align="start" style:justify-single-word="false"/>
      <style:text-properties officeooo:rsid="00cf3dd1" officeooo:paragraph-rsid="00d14f24"/>
    </style:style>
    <style:style style:name="P58" style:family="paragraph" style:parent-style-name="Standard">
      <style:paragraph-properties fo:text-align="start" style:justify-single-word="false"/>
      <style:text-properties officeooo:rsid="00d3be6b" officeooo:paragraph-rsid="00d3be6b"/>
    </style:style>
    <style:style style:name="P59" style:family="paragraph" style:parent-style-name="Standard">
      <style:paragraph-properties fo:text-align="start" style:justify-single-word="false"/>
      <style:text-properties officeooo:rsid="00d80d38" officeooo:paragraph-rsid="00d80d38"/>
    </style:style>
    <style:style style:name="P60" style:family="paragraph" style:parent-style-name="Standard">
      <style:paragraph-properties fo:text-align="start" style:justify-single-word="false"/>
      <style:text-properties officeooo:rsid="00ac9886" officeooo:paragraph-rsid="00ac9886"/>
    </style:style>
    <style:style style:name="P61" style:family="paragraph" style:parent-style-name="Standard">
      <style:paragraph-properties fo:text-align="start" style:justify-single-word="false"/>
      <style:text-properties officeooo:rsid="00cfa385" officeooo:paragraph-rsid="00d14f24"/>
    </style:style>
    <style:style style:name="P62" style:family="paragraph" style:parent-style-name="Standard">
      <style:paragraph-properties fo:text-align="start" style:justify-single-word="false"/>
      <style:text-properties officeooo:rsid="00d957c3" officeooo:paragraph-rsid="00d957c3"/>
    </style:style>
    <style:style style:name="P63" style:family="paragraph" style:parent-style-name="Standard">
      <style:paragraph-properties fo:text-align="start" style:justify-single-word="false"/>
      <style:text-properties officeooo:rsid="00d98fb3" officeooo:paragraph-rsid="00d98fb3"/>
    </style:style>
    <style:style style:name="P64" style:family="paragraph" style:parent-style-name="Standard">
      <style:paragraph-properties fo:text-align="start" style:justify-single-word="false"/>
      <style:text-properties officeooo:rsid="00daffb6" officeooo:paragraph-rsid="00daffb6"/>
    </style:style>
    <style:style style:name="P65" style:family="paragraph" style:parent-style-name="Standard">
      <style:paragraph-properties fo:text-align="start" style:justify-single-word="false"/>
      <style:text-properties officeooo:rsid="007d9615" officeooo:paragraph-rsid="00880945" fo:background-color="#ffff00"/>
    </style:style>
    <style:style style:name="P66" style:family="paragraph" style:parent-style-name="Standard">
      <style:paragraph-properties fo:text-align="start" style:justify-single-word="false"/>
      <style:text-properties officeooo:rsid="00dca598" officeooo:paragraph-rsid="00dca598"/>
    </style:style>
    <style:style style:name="P67" style:family="paragraph" style:parent-style-name="Standard">
      <style:paragraph-properties fo:text-align="start" style:justify-single-word="false"/>
      <style:text-properties officeooo:rsid="00e6c34f" officeooo:paragraph-rsid="00e6c34f"/>
    </style:style>
    <style:style style:name="P68" style:family="paragraph" style:parent-style-name="Standard">
      <style:paragraph-properties fo:text-align="start" style:justify-single-word="false"/>
      <style:text-properties officeooo:rsid="00605a9c" officeooo:paragraph-rsid="0065e654"/>
    </style:style>
    <style:style style:name="P69" style:family="paragraph" style:parent-style-name="Standard">
      <style:paragraph-properties fo:text-align="start" style:justify-single-word="false"/>
      <style:text-properties officeooo:rsid="00eb20b5" officeooo:paragraph-rsid="00eb20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2fae" style:font-weight-asian="bold" style:font-weight-complex="bold"/>
    </style:style>
    <style:style style:name="T3" style:family="text">
      <style:text-properties fo:font-weight="bold" officeooo:rsid="006cf13a" style:font-weight-asian="bold" style:font-weight-complex="bold"/>
    </style:style>
    <style:style style:name="T4" style:family="text">
      <style:text-properties fo:font-weight="bold" officeooo:rsid="0049d8b8" style:font-weight-asian="bold" style:font-weight-complex="bold"/>
    </style:style>
    <style:style style:name="T5" style:family="text">
      <style:text-properties fo:font-weight="bold" officeooo:rsid="00740f2d" style:font-weight-asian="bold" style:font-weight-complex="bold"/>
    </style:style>
    <style:style style:name="T6" style:family="text">
      <style:text-properties fo:font-weight="bold" officeooo:rsid="00830251" style:font-weight-asian="bold" style:font-weight-complex="bold"/>
    </style:style>
    <style:style style:name="T7" style:family="text">
      <style:text-properties fo:font-weight="bold" officeooo:rsid="00880945" style:font-weight-asian="bold" style:font-weight-complex="bold"/>
    </style:style>
    <style:style style:name="T8" style:family="text">
      <style:text-properties fo:font-weight="bold" officeooo:rsid="008b1afb" style:font-weight-asian="bold" style:font-weight-complex="bold"/>
    </style:style>
    <style:style style:name="T9" style:family="text">
      <style:text-properties fo:font-weight="bold" officeooo:rsid="00a300b6" style:font-weight-asian="bold" style:font-weight-complex="bold"/>
    </style:style>
    <style:style style:name="T10" style:family="text">
      <style:text-properties fo:font-weight="bold" officeooo:rsid="00a4f944" style:font-weight-asian="bold" style:font-weight-complex="bold"/>
    </style:style>
    <style:style style:name="T11" style:family="text">
      <style:text-properties fo:font-weight="bold" officeooo:rsid="00b9d838" style:font-weight-asian="bold" style:font-weight-complex="bold"/>
    </style:style>
    <style:style style:name="T12" style:family="text">
      <style:text-properties fo:font-weight="bold" officeooo:rsid="00c90dff" style:font-weight-asian="bold" style:font-weight-complex="bold"/>
    </style:style>
    <style:style style:name="T13" style:family="text">
      <style:text-properties fo:font-weight="bold" officeooo:rsid="00c93789" style:font-weight-asian="bold" style:font-weight-complex="bold"/>
    </style:style>
    <style:style style:name="T14" style:family="text">
      <style:text-properties fo:font-weight="bold" officeooo:rsid="00dd094c" style:font-weight-asian="bold" style:font-weight-complex="bold"/>
    </style:style>
    <style:style style:name="T15" style:family="text">
      <style:text-properties fo:font-weight="bold" officeooo:rsid="00e24bd2" style:font-weight-asian="bold" style:font-weight-complex="bold"/>
    </style:style>
    <style:style style:name="T16" style:family="text">
      <style:text-properties fo:font-weight="bold" officeooo:rsid="00e469bf" style:font-weight-asian="bold" style:font-weight-complex="bold"/>
    </style:style>
    <style:style style:name="T17" style:family="text">
      <style:text-properties fo:font-weight="bold" officeooo:rsid="00e6677d" style:font-weight-asian="bold" style:font-weight-complex="bold"/>
    </style:style>
    <style:style style:name="T18" style:family="text">
      <style:text-properties fo:font-weight="bold" officeooo:rsid="00e8aded" style:font-weight-asian="bold" style:font-weight-complex="bold"/>
    </style:style>
    <style:style style:name="T19" style:family="text">
      <style:text-properties officeooo:rsid="003af34f"/>
    </style:style>
    <style:style style:name="T20" style:family="text">
      <style:text-properties officeooo:rsid="003c0539"/>
    </style:style>
    <style:style style:name="T21" style:family="text">
      <style:text-properties officeooo:rsid="00420900"/>
    </style:style>
    <style:style style:name="T22" style:family="text">
      <style:text-properties officeooo:rsid="0043c68d"/>
    </style:style>
    <style:style style:name="T23" style:family="text">
      <style:text-properties officeooo:rsid="0044fb95"/>
    </style:style>
    <style:style style:name="T24" style:family="text">
      <style:text-properties officeooo:rsid="0049d8b8"/>
    </style:style>
    <style:style style:name="T25" style:family="text">
      <style:text-properties officeooo:rsid="004c6e80"/>
    </style:style>
    <style:style style:name="T26" style:family="text">
      <style:text-properties officeooo:rsid="004cbab1"/>
    </style:style>
    <style:style style:name="T27" style:family="text">
      <style:text-properties officeooo:rsid="0050b3c0"/>
    </style:style>
    <style:style style:name="T28" style:family="text">
      <style:text-properties officeooo:rsid="0052a037"/>
    </style:style>
    <style:style style:name="T29" style:family="text">
      <style:text-properties officeooo:rsid="00547071"/>
    </style:style>
    <style:style style:name="T30" style:family="text">
      <style:text-properties officeooo:rsid="00583b2c"/>
    </style:style>
    <style:style style:name="T31" style:family="text">
      <style:text-properties officeooo:rsid="005a2529"/>
    </style:style>
    <style:style style:name="T32" style:family="text">
      <style:text-properties officeooo:rsid="00662fae"/>
    </style:style>
    <style:style style:name="T33" style:family="text">
      <style:text-properties fo:font-weight="normal" officeooo:rsid="00662fae" style:font-weight-asian="normal" style:font-weight-complex="normal"/>
    </style:style>
    <style:style style:name="T34" style:family="text">
      <style:text-properties fo:font-weight="normal" officeooo:rsid="006cf13a" style:font-weight-asian="normal" style:font-weight-complex="normal"/>
    </style:style>
    <style:style style:name="T35" style:family="text">
      <style:text-properties fo:font-weight="normal" officeooo:rsid="00894054" style:font-weight-asian="normal" style:font-weight-complex="normal"/>
    </style:style>
    <style:style style:name="T36" style:family="text">
      <style:text-properties fo:font-weight="normal" officeooo:rsid="00898a27" style:font-weight-asian="normal" style:font-weight-complex="normal"/>
    </style:style>
    <style:style style:name="T37" style:family="text">
      <style:text-properties fo:font-weight="normal" officeooo:rsid="0095437a" style:font-weight-asian="normal" style:font-weight-complex="normal"/>
    </style:style>
    <style:style style:name="T38" style:family="text">
      <style:text-properties fo:font-weight="normal" officeooo:rsid="0096e751" style:font-weight-asian="normal" style:font-weight-complex="normal"/>
    </style:style>
    <style:style style:name="T39" style:family="text">
      <style:text-properties fo:font-weight="normal" officeooo:rsid="00dd094c" style:font-weight-asian="normal" style:font-weight-complex="normal"/>
    </style:style>
    <style:style style:name="T40" style:family="text">
      <style:text-properties fo:font-weight="normal" officeooo:rsid="00df0a82" style:font-weight-asian="normal" style:font-weight-complex="normal"/>
    </style:style>
    <style:style style:name="T41" style:family="text">
      <style:text-properties fo:font-weight="normal" officeooo:rsid="00ea2ba8" style:font-weight-asian="normal" style:font-weight-complex="normal"/>
    </style:style>
    <style:style style:name="T42" style:family="text">
      <style:text-properties officeooo:rsid="0069de92"/>
    </style:style>
    <style:style style:name="T43" style:family="text">
      <style:text-properties officeooo:rsid="006b1f4e"/>
    </style:style>
    <style:style style:name="T44" style:family="text">
      <style:text-properties officeooo:rsid="006f9fb3"/>
    </style:style>
    <style:style style:name="T45" style:family="text">
      <style:text-properties officeooo:rsid="00718e01"/>
    </style:style>
    <style:style style:name="T46" style:family="text">
      <style:text-properties officeooo:rsid="00740f2d"/>
    </style:style>
    <style:style style:name="T47" style:family="text">
      <style:text-properties officeooo:rsid="00762521"/>
    </style:style>
    <style:style style:name="T48" style:family="text">
      <style:text-properties officeooo:rsid="007923b1"/>
    </style:style>
    <style:style style:name="T49" style:family="text">
      <style:text-properties officeooo:rsid="007a28ec"/>
    </style:style>
    <style:style style:name="T50" style:family="text">
      <style:text-properties officeooo:rsid="007a6102"/>
    </style:style>
    <style:style style:name="T51" style:family="text">
      <style:text-properties officeooo:rsid="007c5e88"/>
    </style:style>
    <style:style style:name="T52" style:family="text">
      <style:text-properties officeooo:rsid="007f7693"/>
    </style:style>
    <style:style style:name="T53" style:family="text">
      <style:text-properties officeooo:rsid="008133bc"/>
    </style:style>
    <style:style style:name="T54" style:family="text">
      <style:text-properties officeooo:rsid="00830251"/>
    </style:style>
    <style:style style:name="T55" style:family="text">
      <style:text-properties officeooo:rsid="00872a6e"/>
    </style:style>
    <style:style style:name="T56" style:family="text">
      <style:text-properties officeooo:rsid="00880945"/>
    </style:style>
    <style:style style:name="T57" style:family="text">
      <style:text-properties officeooo:rsid="00894054"/>
    </style:style>
    <style:style style:name="T58" style:family="text">
      <style:text-properties officeooo:rsid="008b1afb"/>
    </style:style>
    <style:style style:name="T59" style:family="text">
      <style:text-properties officeooo:rsid="008c8b4e"/>
    </style:style>
    <style:style style:name="T60" style:family="text">
      <style:text-properties officeooo:rsid="008db250"/>
    </style:style>
    <style:style style:name="T61" style:family="text">
      <style:text-properties officeooo:rsid="00906e63"/>
    </style:style>
    <style:style style:name="T62" style:family="text">
      <style:text-properties officeooo:rsid="00923686"/>
    </style:style>
    <style:style style:name="T63" style:family="text">
      <style:text-properties officeooo:rsid="0095437a"/>
    </style:style>
    <style:style style:name="T64" style:family="text">
      <style:text-properties officeooo:rsid="0096e751"/>
    </style:style>
    <style:style style:name="T65" style:family="text">
      <style:text-properties officeooo:rsid="0097ec45"/>
    </style:style>
    <style:style style:name="T66" style:family="text">
      <style:text-properties officeooo:rsid="009ad44f"/>
    </style:style>
    <style:style style:name="T67" style:family="text">
      <style:text-properties officeooo:rsid="00a4f944"/>
    </style:style>
    <style:style style:name="T68" style:family="text">
      <style:text-properties officeooo:rsid="00aba3dd"/>
    </style:style>
    <style:style style:name="T69" style:family="text">
      <style:text-properties officeooo:rsid="00b1baa2"/>
    </style:style>
    <style:style style:name="T70" style:family="text">
      <style:text-properties officeooo:rsid="00b54a93"/>
    </style:style>
    <style:style style:name="T71" style:family="text">
      <style:text-properties officeooo:rsid="00b727b1"/>
    </style:style>
    <style:style style:name="T72" style:family="text">
      <style:text-properties officeooo:rsid="00b7a964"/>
    </style:style>
    <style:style style:name="T73" style:family="text">
      <style:text-properties officeooo:rsid="00b96d1a"/>
    </style:style>
    <style:style style:name="T74" style:family="text">
      <style:text-properties officeooo:rsid="00c03554"/>
    </style:style>
    <style:style style:name="T75" style:family="text">
      <style:text-properties officeooo:rsid="00c28f43"/>
    </style:style>
    <style:style style:name="T76" style:family="text">
      <style:text-properties officeooo:rsid="00c4ecc9"/>
    </style:style>
    <style:style style:name="T77" style:family="text">
      <style:text-properties officeooo:rsid="00cafe12"/>
    </style:style>
    <style:style style:name="T78" style:family="text">
      <style:text-properties officeooo:rsid="00cc8ff0"/>
    </style:style>
    <style:style style:name="T79" style:family="text">
      <style:text-properties officeooo:rsid="00cd62fe"/>
    </style:style>
    <style:style style:name="T80" style:family="text">
      <style:text-properties officeooo:rsid="00d14f24"/>
    </style:style>
    <style:style style:name="T81" style:family="text">
      <style:text-properties officeooo:rsid="00d3be6b"/>
    </style:style>
    <style:style style:name="T82" style:family="text">
      <style:text-properties officeooo:rsid="00d502cb"/>
    </style:style>
    <style:style style:name="T83" style:family="text">
      <style:text-properties officeooo:rsid="00dee9bf"/>
    </style:style>
    <style:style style:name="T84" style:family="text">
      <style:text-properties officeooo:rsid="00df3439"/>
    </style:style>
    <style:style style:name="T85" style:family="text">
      <style:text-properties officeooo:rsid="00e24bd2"/>
    </style:style>
    <style:style style:name="T86" style:family="text">
      <style:text-properties officeooo:rsid="00e469bf"/>
    </style:style>
    <style:style style:name="T87" style:family="text">
      <style:text-properties officeooo:rsid="00e6677d"/>
    </style:style>
    <style:style style:name="T88" style:family="text">
      <style:text-properties officeooo:rsid="00e8ad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Meresankh</text:span><text:span text:style-name="T46"> (Izyda)</text:span> <text:span text:style-name="T47">Symbol Ankh. Z</text:span>ajmuje się pielęgnowaniem posągu Izydy w jej świątyni. Składa jej ofiary w intencji klientów.</text:p>
      <text:p text:style-name="P6"><text:span text:style-name="T5">Ksenofont</text:span><text:span text:style-name="T46"> (Apollon)</text:span> jest najemnym żołdakiem, który przybył z Libijskiego frontu z wiadomością dla małżonki Faraona oraz dworu. Czekając na kolejne rozkazy poznał w knajpie Pawła, <text:span text:style-name="T21">który opowiada mu o wspaniałościach bezpiecznej pracy gwardzisty. Dobrze, gdyby Bziam odniósł na froncie poważną ranę – nie ma ucha.</text:span></text:p>
      <text:p text:style-name="P6"><text:span text:style-name="T5">Bek</text:span><text:span text:style-name="T46"> (Horus) </text:span>należy do gwardii świątynnej bogini Izydy. <text:span text:style-name="T21">Toważyszy kapłance Moris, gdy go wzywa lub sterczy przed wejściem i dyryguje klientami.</text:span></text:p>
      <text:p text:style-name="P1"/>
      <text:p text:style-name="P1"/>
      <text:p text:style-name="P1">Przełożony egipskiej kapłanki <text:span text:style-name="T1">Hori</text:span> <text:span text:style-name="T43">Ra </text:span>wzywa ją do siebie.</text:p>
      <text:p text:style-name="P1">Moris, docierają do nas niepokojące wieści. Z Teb przestały nadchodzić podatki. Faraon jeszcze o tym nie wie, nie chcemy go niepokoić. Jest zajęty wojną <text:span text:style-name="T22">w Libii,</text:span> a czeka go jeszcze rozprawa w Syrii – Nabuchodonozor pozwala swym wojskom pałętać się zbyt blisko naszych granic.</text:p>
      <text:p text:style-name="P1">Chciałbym, abyś pojechała do Teb i zbadała sytuację. Weź swoich ludzi, świątynia zapewni ci wikt i ekwipunek. Daję ci specjalne pełnomocnictwa – jeśli <text:span text:style-name="T23">w Tebach </text:span>trzeba kogoś usunąć z urzedu, możesz to zrobić. Jeśli trzeba kogoś skazać na grzywnę lub lochy, możesz to zrobić. Jesteś tam moim rzecznikiem oraz Faraona. <text:span text:style-name="T19">Chciałbym, aby jeszcze w tej kwadrze wpłynęły do kas zaległe podatki.</text:span></text:p>
      <text:p text:style-name="P2">Oto dokładny ich wykaz: 10 tysięcy 10-debenowych worków jęczmienia i tyleż pszenicy, 4 tysiące sztabek miedzi, tysiąc sztabek cyny, 1000 debenów złota z Nubii, <text:span text:style-name="T20">500 bloków marmuru i tyleż wapienia.</text:span></text:p>
      <text:p text:style-name="P7">Uważaj na siebie. Gdy będziesz w Tebach, skieruj się do świątyni <text:span text:style-name="T24">Ra nad Rzeką. Kapłan </text:span><text:span text:style-name="T4">Menufre</text:span><text:span text:style-name="T24"> zarządzający świątynią na pewno ci pomoże.</text:span></text:p>
      <text:p text:style-name="P4">Prowiant będzie gotowy jutro. Kiedy możesz wyruszyć?</text:p>
      <text:p text:style-name="P3"/>
      <text:p text:style-name="P3"/>
      <text:p text:style-name="P3">- <text:span text:style-name="T24">Co chcecie zrobić przed wyjazdem? Czy chcecie zabrać coś jeszcze? KOLEJNO</text:span></text:p>
      <text:p text:style-name="P3"/>
      <text:p text:style-name="P3"/>
      <text:p text:style-name="P3"/>
      <text:p text:style-name="P8"><text:span text:style-name="T25">300km </text:span>Hermopolis, <text:tab/><text:span text:style-name="T25">250km</text:span> Abydos, <text:tab/><text:span text:style-name="T25">100km</text:span> Koptos, <text:tab/><text:span text:style-name="T25">50km </text:span>Teby <text:tab/><text:tab/><text:span text:style-name="T26">= 700km</text:span></text:p>
      <text:p text:style-name="P9">&gt; 80km/h = 4 dni, <text:tab/>60km/h = 4 dni, <text:tab/>50km/h = 2 dni, <text:tab/>40km/h = 1,5 dnia<text:tab/><text:span text:style-name="T27">= 12 dni</text:span></text:p>
      <text:p text:style-name="P9">&lt; 80km/h = 4 dni, <text:tab/>80km/h = 3 dni, <text:tab/>100 km/h = 1 dzień, <text:tab/>100km/h = 0,5 dnia<text:tab/><text:span text:style-name="T27">= 8,5 dnia</text:span></text:p>
      <text:p text:style-name="P9"/>
      <text:p text:style-name="P9"/>
      <text:p text:style-name="P9"/>
      <text:p text:style-name="P9"><text:span text:style-name="T28">(Abydos) –</text:span> <text:span text:style-name="T29">plotki: zamieszki w Tebach (zły znak: krokodyl ucieka z legowiska do wody)</text:span></text:p>
      <text:p text:style-name="P9"/>
      <text:p text:style-name="P10">(Koptos) – <text:span text:style-name="T29">wzmożony ruch wojsk wokół strażnic miejskich; burmistrz ostrzega: nie jedźcie do Teb</text:span></text:p>
      <text:p text:style-name="P10"><text:tab/>uciekinier z Teb – kapłan <text:span text:style-name="T3">Anen</text:span> Ra „Mordują kapłanów! Wojsko się zbuntowało. Napadają świątynie i wywlekają kapłanów, by ich mordować. Udało mi się uciec.” <text:span text:style-name="T31">Chce płynąć do Memfis, ale brak mu środków.</text:span></text:p>
      <text:p text:style-name="P11"><text:tab/> <text:span text:style-name="T2">Emsaf –</text:span><text:span text:style-name="T33"> </text:span><text:span text:style-name="T34">dowódca żołnierzy ze strażnicy</text:span></text:p>
      <text:p text:style-name="P9"><text:tab/><text:span text:style-name="T32">Kapłan</text:span><text:span text:style-name="T33"> </text:span><text:span text:style-name="T3">Debi</text:span><text:span text:style-name="T34"> </text:span><text:span text:style-name="T41">(zaciukany w Koptos jako kapłan Ra, gdy próbował uciec przed Amonem) </text:span><text:span text:style-name="T33">– Proszę, w Tebach mieszka moja siostra </text:span><text:span text:style-name="T2">Merytre</text:span><text:span text:style-name="T33">, jest kapłanką Bastet.</text:span></text:p>
      <text:p text:style-name="P9"/>
      <text:p text:style-name="P9"><text:tab/><text:span text:style-name="T85">Kapłan </text:span><text:span text:style-name="T15">Paheri</text:span><text:span text:style-name="T85"> (Horus) – główny kapłan Koptos.</text:span></text:p>
      <text:p text:style-name="P9"/>
      <text:p text:style-name="P9"/>
      <text:p text:style-name="P9"/>
      <text:p text:style-name="P9"/>
      <text:p text:style-name="P9"><text:soft-page-break/></text:p>
      <text:p text:style-name="P13">(Teby)</text:p>
      <text:p text:style-name="P12">Garnizony:</text:p>
      <text:p text:style-name="P12"><text:span text:style-name="T1">Senmut</text:span> N <text:span text:style-name="T45">80tys</text:span> <text:span text:style-name="T30">(dostał ziemie i bogactwa i to mu się podoba. Dlatego przyłączył się do Eje)</text:span></text:p>
      <text:p text:style-name="P12"><text:span text:style-name="T1">Snofru </text:span>S <text:span text:style-name="T45">60tys</text:span> <text:span text:style-name="T30">(nie chciał być gorszy. Trochę boi się Faraona, ale nie bogów – po tym jak widział ptaka)</text:span></text:p>
      <text:p text:style-name="P12"/>
      <text:p text:style-name="P20"><text:span text:style-name="T1">Eje</text:span> <text:span text:style-name="T44">Ozyrys </text:span>(umacnia władzę, docelowo chce być Faraonem)</text:p>
      <text:p text:style-name="P20"><text:span text:style-name="T1">Numi</text:span> (~skarbnik, zbiera podatki) – uważa, że zajdzie daleko, przekupując wszystkich.</text:p>
      <text:p text:style-name="P20"><text:span text:style-name="T1">Sehmet</text:span> (~burmistrz, zarządzanie miastem, inwestycje) – spełnia się życiowo i świetnie bawi.</text:p>
      <text:p text:style-name="P20"><text:span text:style-name="T1">Ramose</text:span> (~gł. kapłan, propaganda, kult Amona) – wierzy ślepo w Amona i Eje, heretycki szaleniec.</text:p>
      <text:p text:style-name="P20"/>
      <text:p text:style-name="P21">Zamawiają drogie wyroby u rzemieślników i artystów, sprowadzają nubijskie tancerki.</text:p>
      <text:p text:style-name="P22">Rzemieślnik przywozi złote podobizny władających ^ oraz złocone puchary i lustra.</text:p>
      <text:p text:style-name="P22">Artyści rzeźbią posągi Amona oraz Eje z ptakiem na ręce, <text:span text:style-name="T42">a także obstukują nowy pałac Eje płaskorzeźbami.</text:span></text:p>
      <text:p text:style-name="P20"/>
      <text:p text:style-name="P12"/>
      <text:p text:style-name="P14">Zburzona świątynia Ra. Obok wznosi się budowana w pocie czoła nowa okazała świątynia.</text:p>
      <text:p text:style-name="P15">Inne świątynie w mieście przerobione na świątynie Amona – posągi skute. Wszędzie symbole piór i postacie boga z głową barana.</text:p>
      <text:p text:style-name="P15"/>
      <text:p text:style-name="P19">Info od więzionego Kapłana Ra:</text:p>
      <text:p text:style-name="P19">Burmistrz został nadziany na włócznię, a ludzie Faraona przetrzebieni. Urzędy przejęli kapłani Amona.</text:p>
      <text:p text:style-name="P17"/>
      <text:p text:style-name="P24"/>
      <text:p text:style-name="P25"># 1</text:p>
      <text:p text:style-name="P16"/>
      <text:p text:style-name="P23">Goniec wysłany 2 dni przed wypłnięciem niesie papirus „Eje jest uzurpatorem. Służy mu Senmut z garnizonem. Świątynie Amona są zburzone.”</text:p>
      <text:p text:style-name="P23"/>
      <text:p text:style-name="P23">Płyniecie do Memfis z pismem od Numi do Faraona „Podatki nie przychodzą, bowiem wydane są na przebudowę świątyń na świątynie Amona.” - „<text:span text:style-name="T49">Faraonie, nowy bóg objawił się w Tebach. Wybacz nieposłuszeństwo i samowolne wydatki. Prosimy uniżenie o zaaprobowanie kultu i przeznaczenie na ten cel odpowiednich funduszy. [opisuje objawienia, jakich był świadkiem]”</text:span></text:p>
      <text:p text:style-name="P23"/>
      <text:p text:style-name="P23"/>
      <text:p text:style-name="P16"/>
      <text:p text:style-name="P26">Rozmawiali z:</text:p>
      <text:p text:style-name="P26">Snofru S – przyznał, że będzie spełniał wolę Faraona. I wysłał na nich w nocy morderców. Wie, że mają pełnomocnictwo Faraona od Hori w Memfis. - <text:span text:style-name="T50">Boi się Faraona, ukrywa w garnizonie, ale nie potrafi podjąć działania… może się powiesi, czy coś.</text:span></text:p>
      <text:p text:style-name="P26">Numi – <text:span text:style-name="T48">ugościł ich, ma prywatne zoo z dzikimi zwierzętami i domowe ladacznice. Przyznał, że nie może wysłać podatków, ponieważ zostały wydane.</text:span></text:p>
      <text:p text:style-name="P27">Poza tym zameldował Eje, co się święci.</text:p>
      <text:p text:style-name="P16"/>
      <text:p text:style-name="P31"><text:span text:style-name="T54"># </text:span>Eje zamierza nieść kult Amona w dół Egiptu, zrzeszać kapłanów i przyporządkowywać sobie ludzi za pomocą Senmuta <text:span text:style-name="T54">i jego żołnierzy (oraz Snofru, który nie da rady – zastąpiony przez nowego </text:span><text:span text:style-name="T6">Mefi</text:span><text:span text:style-name="T54">?)</text:span></text:p>
      <text:p text:style-name="P16"/>
      <text:p text:style-name="P16"/>
      <text:p text:style-name="P16"><text:soft-page-break/></text:p>
      <text:p text:style-name="P16"/>
      <text:p text:style-name="P30"># 2</text:p>
      <text:p text:style-name="P16"/>
      <text:p text:style-name="P34">Dwór:</text:p>
      <text:p text:style-name="P34">małżonka Faraona <text:span text:style-name="T58">31 </text:span><text:span text:style-name="T13">Szepenupet</text:span> <text:span text:style-name="T62">(sprytna i rozważna matrona, wciąż piękna)</text:span></text:p>
      <text:p text:style-name="P34">najstarsza córka Faraona <text:span text:style-name="T58">15</text:span> <text:span text:style-name="T12">Nitokris</text:span> <text:span text:style-name="T59">(na wydaniu – alians, dość głupiutka i naiwna)</text:span></text:p>
      <text:p text:style-name="P34">pierworodny syn Faraona <text:span text:style-name="T58">13 </text:span><text:span text:style-name="T8">Horemheb</text:span> <text:span text:style-name="T61">(edukowany na władcę, zarozumiały i skory do rywalizacji)</text:span></text:p>
      <text:p text:style-name="P34">dziecko syn Faraona <text:span text:style-name="T58">8 </text:span><text:span text:style-name="T12">Necho</text:span> </text:p>
      <text:p text:style-name="P39"><text:span text:style-name="T55">siostra małżonki 22 </text:span><text:span text:style-name="T1">Chedebarbenet</text:span><text:span text:style-name="T58"> (jej mąż jest u boku Faraona na wojnie w Libii)</text:span></text:p>
      <text:p text:style-name="P37"><text:span text:style-name="T60">dziecko </text:span>syn siostry 5 <text:span text:style-name="T9">Echnaton</text:span></text:p>
      <text:p text:style-name="P40"><text:span text:style-name="T60">dziecko córeczka siostry 1 </text:span><text:span text:style-name="T1">Tahut</text:span></text:p>
      <text:p text:style-name="P38"/>
      <text:p text:style-name="P16"/>
      <text:p text:style-name="P16"/>
      <text:p text:style-name="P28"><text:span text:style-name="T53">(</text:span>Memfis<text:span text:style-name="T53">)</text:span></text:p>
      <text:p text:style-name="P29"><text:span text:style-name="T52">Hori </text:span>pyta: „cóż to za Amon? Czy na pewno widzieliście znaki i <text:span text:style-name="T51">boga pod postacią ptaka? W każdym razie podatki nie powinny być wydane samowolnie. Minęło już 30 dni odkąd nie przybywają podatki. Musimy opłacić najemników Faraona, jeśli chcemy mieć kim walczyć w Libii. Oto twoja zaległa wypłata, Ksenofoncie: 50 miar srebra (20 dni służby)” Zapytuje najwyższego kapłana Egiptu o postanowienia względem Numi. Każe wam czekać na odpowiedź, powinna być najdalej jutro.</text:span></text:p>
      <text:p text:style-name="P32"/>
      <text:p text:style-name="P35">„Tymczasem nadeszły kolejne wieści z frontu. <text:span text:style-name="T63">Jeśli was interesują,</text:span> przywiózł je <text:span text:style-name="T67">Zeleukos - </text:span>grecki towarzysz broni <text:span text:style-name="T37">Ksenofonta. </text:span><text:span text:style-name="T38">Prosił, by o tym poinformować, ma nadzieję na spotkanie</text:span><text:span text:style-name="T37">”</text:span> <text:span text:style-name="T63">(</text:span>kwater<text:span text:style-name="T65">a</text:span> obok <text:span text:style-name="T64">Ksenofonta).</text:span></text:p>
      <text:p text:style-name="P35"/>
      <text:p text:style-name="P35"/>
      <text:p text:style-name="P36"><text:span text:style-name="T10">Zeleukos</text:span><text:span text:style-name="T35"> </text:span><text:span text:style-name="T36">(jeśli zajdą do niego)</text:span><text:span text:style-name="T57">: „Faraon utknął na pustyni i jest w ciężkiej sytuacji – nie może dosięgnąć przeciwnika bez ogromnego zapasu wody. Libijczycy nękają wojska nocnymi wypadami z głębi pustyni i rozpływają się w piasku. A ty gdzie byłeś, Ksenofoncie?</text:span></text:p>
      <text:p text:style-name="P60">Ja marzę już o wyprawie do Syrii. Tam czekają nas ogromne łupy. Byleby nie mieć Libijczyków za plecami i Faraon wyruszy na Syrię.”</text:p>
      <text:p text:style-name="P34"/>
      <text:p text:style-name="P45">Proponuje wyjście na miasto, na kiermasz jęczmienia – placki, rogale, obważanki, warkocze no i trunki oczywiście.</text:p>
      <text:p text:style-name="P46">Tam: zawody pożerania precli na czas – klepsydra odmierza uncję czasu, a na stole leży ogromna góra precli.</text:p>
      <text:p text:style-name="P47">Próbują również zabłysnąć greccy artyści: cytrzyści i śpiewacy. (jedni chcą metal inni kielicha :))</text:p>
      <text:p text:style-name="P64">Też: Bójka z pijanymi rybakami (piąchy)</text:p>
      <text:p text:style-name="P32"/>
      <text:p text:style-name="P32"/>
      <text:p text:style-name="P65"><text:span text:style-name="T7">Hori</text:span><text:span text:style-name="T56"> następnego dnia: „</text:span>Oto rozkaz, przekaż go Eje – ma stawić się w Memfis przed żniwami. <text:span text:style-name="T69">Gdyby były z nim problemy, Snofru da ci swoich ludzi.</text:span> <text:span text:style-name="T68">Numi natomiast ma zebrać czym prędzej srebro po świątyniach i nałożyć specjalny podatek od pogrzebów. Pojedzie też z wami delegacja kapłanów Ra, która przyjrzy się kultowi nowego boga. Czy czegoś potrzebujecie do tej misji?”</text:span></text:p>
      <text:p text:style-name="P49"><text:span text:style-name="T1">Hekhemmut</text:span> – stary kapłan, ogromnie mądry i poważny <text:span text:style-name="T83">(lekarz)</text:span></text:p>
      <text:p text:style-name="P48"><text:span text:style-name="T11">Nebneszi</text:span> – kapłan<text:span text:style-name="T73">ka</text:span> w kwiecie wieku, energiczn<text:span text:style-name="T73">a</text:span>, skor<text:span text:style-name="T73">a</text:span> do działania <text:span text:style-name="T83">(żołnierz)</text:span></text:p>
      <text:p text:style-name="P48"><text:span text:style-name="T1">Ker</text:span> – kapłan w kwiecie wieku, jowialny i pomocny, optymista <text:span text:style-name="T83">(żołnierz)</text:span></text:p>
      <text:p text:style-name="P33"/>
      <text:p text:style-name="P33"/>
      <text:p text:style-name="P66">+ <text:span text:style-name="T1">Zeleukos</text:span> <text:span text:style-name="T84">(włócznia i tarcza) </text:span>i 3 Egipcjan: <text:span text:style-name="T1">Seret, Huy, </text:span><text:span text:style-name="T14">Merti</text:span><text:span text:style-name="T39"> </text:span><text:span text:style-name="T40">(włócznie)</text:span></text:p>
      <text:p text:style-name="P33"/>
      <text:p text:style-name="P33"><text:soft-page-break/></text:p>
      <text:p text:style-name="P33"/>
      <text:p text:style-name="P42">(Koptos)</text:p>
      <text:p text:style-name="P54">W porcie okazała barka strzeżona przez wojskowych, których emblematy na tunikach wydają się znajome – to żołnierze Senmuta. <text:span text:style-name="T76">(Eje przypłynął barką, wojsko pieszo w 3dni = 50tys)</text:span></text:p>
      <text:p text:style-name="P53">Na głównej ulicy rozstawione stoły uwalone resztkami jedzenia. Biedniejsi Egipcjanie snują się jeszcze wzdłuż nich w nadziei, że <text:span text:style-name="T75">coś zeskrobią</text:span>.”</text:p>
      <text:p text:style-name="P42"/>
      <text:p text:style-name="P44">Kult Amona <text:span text:style-name="T77">opanował</text:span> miasto. Ludzie sami wyszli na ulice, by przekształcać stare świątynie na nowe. <text:span text:style-name="T70">Ponieważ widzieli ZNAK Interpretowany jako zakończenie władzy faraonów i przelanie jej na kapłanów: „Ptak wzbija się w powietrze i zionie ogniem w stronę piramid.” Eje sam przybył do miasta zrobić pokaz i mianować głównych kapłanów Amona w Koptos.</text:span></text:p>
      <text:p text:style-name="P44">W garnizonie rozgościł się Senmut ze swoimi ludźmi. <text:span text:style-name="T66">Wojska Koptos podporządkowały mu się nadzwyczaj łatwo (podstępem zabił dowódcę garnizonu, który nie chciał się przekonać do współpracy i przekupił kilku innych wyższych rangą, aby wydali rozkazy posłuszeństwa włócznikom 30tys) – kapłani, którzy się nie nawrócili, zostali ograbieni.</text:span></text:p>
      <text:p text:style-name="P44">*<text:span text:style-name="T71">ROZMOWA Z KAPŁANEM KARIEROWICZEM</text:span></text:p>
      <text:p text:style-name="P67">(Burmistrz zbiera kasę dla Eje i Senmuta na walki Amona <text:span text:style-name="T18">Podatkopis</text:span>)</text:p>
      <text:p text:style-name="P43"><text:s/></text:p>
      <text:p text:style-name="P50">Ludzie <text:span text:style-name="T72">i wojacy</text:span>: „koniec władzy Faraona! <text:span text:style-name="T72">Och och</text:span>” <text:span text:style-name="T74">oraz „wielki kapłan Eje przybył do Koptos! Była ogromna uczta na cześć Amona”</text:span></text:p>
      <text:p text:style-name="P52">Grubas w łachmanach: „Pięć dni temu byłem szanowanym kapłanem! Dziś jestem popychany i wyśmiewany. Straciłem wszystko i nikogo to nie obchodzi.” <text:span text:style-name="T17">M</text:span><text:span text:style-name="T16">ehrit</text:span></text:p>
      <text:p text:style-name="P16"/>
      <text:p text:style-name="P59">Barka Eje</text:p>
      <text:p text:style-name="P57"><text:span text:style-name="T80">Żołnierze przed barką (2)</text:span>, na barce <text:span text:style-name="T80">(</text:span>4<text:span text:style-name="T80">), gdzieś w głębi ewentualnie na później (4)- agresywni</text:span></text:p>
      <text:p text:style-name="P61">pod pokładem wioślarze niewolnicy (30) – chaotyczni (biją wszystkich)</text:p>
      <text:p text:style-name="P61">załoga barki (6) – obojętna (chce uciec)</text:p>
      <text:p text:style-name="P56"><text:span text:style-name="T1">Eje</text:span> z ptakiem w ogromnej, złotej klatce wysypanej na dnie drogimi kamieniami, <text:span text:style-name="T78">wokół żołnieże w bogato zdobionych napierśnikach (5) –</text:span> <text:span text:style-name="T79">kto mi rozkazuje? Kapłan Ra? Nie ma on nade mną władzy. Zostałem wybrany przez Amona na krzewiciela jego kultu i nie przestraszę się nikogo. Będzie, jak chce tego Amon. Spójrzcie na niego (wskazuje ptaka) czy widzieliście piękniejszego i bardziej dumnego boga? Porzućcie lepiej stare wierzenia i powierzcie swój los Amonowi.”</text:span></text:p>
      <text:p text:style-name="P51">(Jeśli wezmą Zeleukosa, powie im, że to paw <text:span text:style-name="T79">tylko taki przerośnięty</text:span> :) Widział takiego niegdyś w Tyrze)</text:p>
      <text:p text:style-name="P56"/>
      <text:p text:style-name="P56">delegacja kapłanów – może zostać napadnięta na mieście, okradziona z amuletów, pobita, a kapłanka nie wróciła.</text:p>
      <text:p text:style-name="P16"/>
      <text:p text:style-name="P16"/>
      <text:p text:style-name="P69">Listy od Eje: Ramose, Numi, Senmut, Podatkopis</text:p>
      <text:p text:style-name="P16"/>
      <text:p text:style-name="P16"/>
      <text:p text:style-name="P16"/>
      <text:p text:style-name="P16"/>
      <text:p text:style-name="P41">(Teby)</text:p>
      <text:p text:style-name="P55"><text:span text:style-name="T1">Numi</text:span> – <text:span text:style-name="T81">oczywiście, wszystko będzie zrobione. Zbierzemy srebro i podatki, i wyślemy czym prędzej do Memfis.</text:span></text:p>
      <text:p text:style-name="P18"/>
      <text:p text:style-name="P56"><text:span text:style-name="T1">Snofru</text:span> – namawia do buntu, o ile z północy nadejdą posiłki. Jego siły są niewielkie, nawet teraz, gdy Eje wyjechał z Senmutem i większością jego garnizonu.</text:p>
      <text:p text:style-name="P58"><text:soft-page-break/>„Tss powiem wam coś, jeśli wstawicie się za mnie u Faraona. Jestem tu najsłabszą siłą, nie chciałem zaś rozlewu krwi, dlatego oficjalnie popieram Eje. Otóż, Eje pertraktuje z królem Nubii – obiecuje mu wpływy i bogactwa za przysłanie czarnych żołnierzy… <text:span text:style-name="T82">Nie mówcie, od kogo to wiecie! Inaczej jestem zgubiony, a mam wciąż pod swoimi rozkazami 60tys wojska, które może przydać się Faraonowi.”</text:span></text:p>
      <text:p text:style-name="P16"/>
      <text:p text:style-name="P16"/>
      <text:p text:style-name="P16"/>
      <text:p text:style-name="P16"/>
      <text:p text:style-name="P16"/>
      <text:p text:style-name="P63"># 3/4...</text:p>
      <text:p text:style-name="P16"/>
      <text:p text:style-name="P62">Gdy już powróci Faraon do Memfis – zamiast walczyć z Nabuhodonozorem, lepiej spróbować mariażu z moją córką. Zawsze będzie mieć oko na Syrię, a Babilon wyśle nam armię do pomocy. Dogadamy się.</text:p>
      <text:p text:style-name="P62"/>
      <text:p text:style-name="P62">Jakie bogactwa Syrii za jakie wsparcie wojskowe (Moris misja) No i czy zechce księżniczkę.</text:p>
      <text:p text:style-name="P62">I obietnica sukcesji ich dzieci na tronine Egiptu, gdyby obaj synowie zmarli. (Co ine podoba się siostrze królowej, też ma syna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27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8:56:51.190038982</meta:creation-date>
    <meta:generator>LibreOffice/5.1.6.2$Linux_X86_64 LibreOffice_project/10m0$Build-2</meta:generator>
    <dc:date>2020-04-05T13:01:08.942003771</dc:date>
    <meta:editing-duration>P1DT17H17M18S</meta:editing-duration>
    <meta:editing-cycles>211</meta:editing-cycles>
    <meta:document-statistic meta:table-count="0" meta:image-count="0" meta:object-count="0" meta:page-count="5" meta:paragraph-count="91" meta:word-count="1647" meta:character-count="10772" meta:non-whitespace-character-count="9162"/>
  </office:meta>
</office:document-meta>
</file>